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24_03-21-47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24_03-22-30_000.jpg</text:p>
          </table:table-cell>
          <table:table-cell table:style-name="ce20" office:value-type="string">
            <text:p>:m other / log / 寝る前　ウェブ閲覧　記録　（for オナニー） / 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24_03-22-34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24_10-02-21_000.jpg</text:p>
          </table:table-cell>
          <table:table-cell table:style-name="ce19" office:value-type="string">
            <text:p>:m :? #*# / topic=アダムスキー、不確定性 / content=アダムスキーの言っていた、「心を同期させる」と、不確定性原理。両者の関係は？ / status=~ / other=~,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? #*# / topic=アダムスキー、不確定性 / content=アダムスキーの言っていた、「心を同期させる」と、不確定性原理。両者の関係は？ / status=~ / other=~,id=~">
            <text:p>:m :? #*# / topic=アダムスキー、不確定性 / content=アダムスキーの言っていた、「心を同期させる」と、不確定性原理。両者の関係は？ / status=~ / other=~,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24_10-02-29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24_12-16-03_000.jpg</text:p>
          </table:table-cell>
          <table:table-cell table:style-name="ce19" office:value-type="string">
            <text:p><text:s/>:m other / お母さんから　お金もらう / amount=３万円 / topic=月々の小遣い / total-amount=２回分：1.5x2=３万円,for=2021-05~06 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other / お母さんから　お金もらう / amount=３万円 / topic=月々の小遣い / total-amount=２回分：1.5x2=３万円,for=2021-05~06 ">
            <text:p><text:s/>:m other / お母さんから　お金もらう / amount=３万円 / topic=月々の小遣い / total-amount=２回分：1.5x2=３万円,for=2021-05~06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24_13-27-31_000.jpg</text:p>
          </table:table-cell>
          <table:table-cell table:style-name="ce19" office:value-type="string">
            <text:p><text:s/>:m 東和 PHOTO / 220122sa / 市ヶ谷駅 / 九段北４丁目建替計画 / １名 / 友野設備（上滝） / 日報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東和 PHOTO / 220122sa / 市ヶ谷駅 / 九段北４丁目建替計画 / １名 / 友野設備（上滝） / 日報">
            <text:p><text:s/>:m 東和 PHOTO / 220122sa / 市ヶ谷駅 / 九段北４丁目建替計画 / １名 / 友野設備（上滝） / 日報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24_15-29-43_000.jpg</text:p>
          </table:table-cell>
          <table:table-cell table:style-name="ce19" office:value-type="string">
            <text:p>:m RES 1*2 / free# JVEMV6 68#_164:1 / 68. theoretical-physics(tp) / w=~,topics=量子力学：不確定性原理；３次元(eman),other=calc+;calc+;calc+;,s=~,i=~,doc=r-9-2~1.6#4;r-9-2~1.7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2 / free# JVEMV6 68#_164:1 / 68. theoretical-physics(tp) / w=~,topics=量子力学：不確定性原理；３次元(eman),other=calc+;calc+;calc+;,s=~,i=~,doc=r-9-2~1.6#4;r-9-2~1.7">
            <text:p>:m RES 1*2 / free# JVEMV6 68#_164:1 / 68. theoretical-physics(tp) / w=~,topics=量子力学：不確定性原理；３次元(eman),other=calc+;calc+;calc+;,s=~,i=~,doc=r-9-2~1.6#4;r-9-2~1.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24_15-30-11_000.jpg</text:p>
          </table:table-cell>
          <table:table-cell table:style-name="ce19" office:value-type="string">
            <text:p>:m RES 2*2 / free# JVEMV6 68#_164:1 / 68. theoretical-physics(tp) / w=~,topics=量子力学：不確定性原理；３次元(eman),other=~,s=~,i=~,doc=r-9-2~1.7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2*2 / free# JVEMV6 68#_164:1 / 68. theoretical-physics(tp) / w=~,topics=量子力学：不確定性原理；３次元(eman),other=~,s=~,i=~,doc=r-9-2~1.7">
            <text:p>:m RES 2*2 / free# JVEMV6 68#_164:1 / 68. theoretical-physics(tp) / w=~,topics=量子力学：不確定性原理；３次元(eman),other=~,s=~,i=~,doc=r-9-2~1.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4_16-11-11_000.jpg</text:p>
          </table:table-cell>
          <table:table-cell table:style-name="ce19" office:value-type="string">
            <text:p>:m #*# RES / JVEMV6 64#140-7.3 / 『和田村操芝居不合書控』 / w=名東郡～難承届去なから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#*# RES / JVEMV6 64#140-7.3 / 『和田村操芝居不合書控』 / w=名東郡～難承届去なから / p.~ / topic=~,other=~">
            <text:p>:m #*# RES / JVEMV6 64#140-7.3 / 『和田村操芝居不合書控』 / w=名東郡～難承届去なから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24_16-14-39_000.jpg</text:p>
          </table:table-cell>
          <table:table-cell table:style-name="ce19" office:value-type="string">
            <text:p>:bookmemo / 読んだ本 / 『日本哲学思想全書　第七巻　科学　学問篇』 / 著者=~,出版=平凡社 / 途中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bookmemo / 読んだ本 / 『日本哲学思想全書　第七巻　科学　学問篇』 / 著者=~,出版=平凡社 / 途中">
            <text:p>:bookmemo / 読んだ本 / 『日本哲学思想全書　第七巻　科学　学問篇』 / 著者=~,出版=平凡社 / 途中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24_16-14-45_000.jpg</text:p>
          </table:table-cell>
          <table:table-cell table:style-name="ce19" office:value-type="string">
            <text:p>:bookmemo / 読んだ本 / 『山本七平ライブラリー⑥　徳川家康』 / 著者=山本七平,出版=文系春秋 / 途中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bookmemo / 読んだ本 / 『山本七平ライブラリー⑥　徳川家康』 / 著者=山本七平,出版=文系春秋 / 途中">
            <text:p>:bookmemo / 読んだ本 / 『山本七平ライブラリー⑥　徳川家康』 / 著者=山本七平,出版=文系春秋 / 途中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24_16-14-52_000.jpg</text:p>
          </table:table-cell>
          <table:table-cell table:style-name="ce19" office:value-type="string">
            <text:p>:bookmemo / 読んだ本 / 『傷寒雑病論』 / 著者=~,出版=東洋学術出版社 / 途中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bookmemo / 読んだ本 / 『傷寒雑病論』 / 著者=~,出版=東洋学術出版社 / 途中">
            <text:p>:bookmemo / 読んだ本 / 『傷寒雑病論』 / 著者=~,出版=東洋学術出版社 / 途中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24_16-14-59_000.jpg</text:p>
          </table:table-cell>
          <table:table-cell table:style-name="ce19" office:value-type="string">
            <text:p>:bookmemo / 読んだ本 / 『日本思想大系５８　民衆運動の思想』 / 著者=~,出版=岩波書店 / 途中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bookmemo / 読んだ本 / 『日本思想大系５８　民衆運動の思想』 / 著者=~,出版=岩波書店 / 途中">
            <text:p>:bookmemo / 読んだ本 / 『日本思想大系５８　民衆運動の思想』 / 著者=~,出版=岩波書店 / 途中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24_19-06-26_000.mp4</text:p>
          </table:table-cell>
          <table:table-cell table:style-name="ce19" office:value-type="string">
            <text:p>:VIDEO / @自室 / 記録 / jap.flute-bamboo / 演奏、play / R=1 / genr=todays-melody,Re+,other=feeling:~,file-id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-bamboo / 演奏、play / R=1 / genr=todays-melody,Re+,other=feeling:~,file-id=~">
            <text:p>:VIDEO / @自室 / 記録 / jap.flute-bamboo / 演奏、play / R=1 / genr=todays-melody,Re+,other=feeling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24_19-10-18_000.mp4</text:p>
          </table:table-cell>
          <table:table-cell table:style-name="ce19" office:value-type="string">
            <text:p>:VIDEO / @自室 / 記録 / jap.flute-bamboo / 演奏、play / R=2 / genr=todays-melody,Re+,other=feeling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-bamboo / 演奏、play / R=2 / genr=todays-melody,Re+,other=feeling:~,file-id=~">
            <text:p>:VIDEO / @自室 / 記録 / jap.flute-bamboo / 演奏、play / R=2 / genr=todays-melody,Re+,other=feeling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5">2022/01/25</text:date>, <text:time>00:27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25T00:27:22.35</dc:date>
    <dc:creator>iwabuchi ken</dc:creator>
    <meta:editing-duration>P42DT10H46M16S</meta:editing-duration>
    <meta:editing-cycles>14344</meta:editing-cycles>
    <meta:document-statistic meta:table-count="1" meta:cell-count="453" meta:object-count="0"/>
    <meta:user-defined meta:name="qrichtext">1</meta:user-defined>
  </office:meta>
</office:document-meta>
</file>